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016in"/>
    </style:style>
    <style:style style:name="co2" style:family="table-column">
      <style:table-column-properties fo:break-before="auto" style:column-width="8.802in"/>
    </style:style>
    <style:style style:name="co3"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1.4508in" fo:break-before="auto" style:use-optimal-row-height="true"/>
    </style:style>
    <style:style style:name="ro3" style:family="table-row">
      <style:table-row-properties style:row-height="2.4043in" fo:break-before="auto" style:use-optimal-row-height="true"/>
    </style:style>
    <style:style style:name="ro4" style:family="table-row">
      <style:table-row-properties style:row-height="3.5965in" fo:break-before="auto" style:use-optimal-row-height="true"/>
    </style:style>
    <style:style style:name="ro5" style:family="table-row">
      <style:table-row-properties style:row-height="0.4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4" style:family="table-cell" style:parent-style-name="Default">
      <style:table-cell-properties style:text-align-source="fix" style:repeat-content="false" fo:border="0.74pt solid #000000" style:vertical-align="top"/>
      <style:paragraph-properties fo:text-align="start" fo:margin-left="0in"/>
      <style:text-properties fo:font-size="16pt" style:font-size-asian="16pt" style:font-size-complex="16pt"/>
    </style:style>
    <style:style style:name="ce5" style:family="table-cell" style:parent-style-name="Default">
      <style:table-cell-properties style:text-align-source="fix" style:repeat-content="false" fo:border="0.74pt solid #000000" style:vertical-align="top"/>
      <style:paragraph-properties fo:text-align="start"/>
      <style:text-properties fo:font-size="16pt" style:font-size-asian="16pt" style:font-size-complex="16pt"/>
    </style:style>
    <style:style style:name="ce6" style:family="table-cell" style:parent-style-name="Default">
      <style:table-cell-properties style:text-align-source="fix" style:repeat-content="false" fo:border="0.74pt solid #000000" style:vertical-align="middle"/>
      <style:paragraph-properties fo:text-align="center" fo:margin-left="0in"/>
      <style:text-properties fo:font-size="16pt" style:font-size-asian="16pt" style:font-size-complex="16pt"/>
    </style:style>
    <style:style style:name="ce7" style:family="table-cell" style:parent-style-name="Default">
      <style:table-cell-properties style:text-align-source="fix" style:repeat-content="false" fo:border="0.74pt solid #000000" style:vertical-align="top"/>
      <style:paragraph-properties fo:text-align="center" fo:margin-left="0in"/>
      <style:text-properties fo:font-size="16pt" style:font-size-asian="16pt" style:font-size-complex="16pt"/>
    </style:style>
    <style:style style:name="ce8" style:family="table-cell" style:parent-style-name="Default">
      <style:table-cell-properties style:text-align-source="fix" style:repeat-content="false" fo:wrap-option="wrap" fo:border="0.74pt solid #000000" style:vertical-align="top"/>
      <style:paragraph-properties fo:text-align="start" fo:margin-left="0in"/>
      <style:text-properties fo:font-size="16pt" style:font-size-asian="16pt" style:font-size-complex="16pt"/>
    </style:style>
    <style:style style:name="T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2" table:default-cell-style-name="ce1"/>
        <table:table-column table:style-name="co3" table:number-columns-repeated="1021" table:default-cell-style-name="ce1"/>
        <table:table-row table:style-name="ro1">
          <table:table-cell office:value-type="string" calcext:value-type="string">
            <text:p>Hyperledger Besu: Private Network Consensus protocols</text:p>
          </table:table-cell>
          <table:table-cell table:number-columns-repeated="1023"/>
        </table:table-row>
        <table:table-row table:style-name="ro1">
          <table:table-cell table:style-name="ce4"/>
          <table:table-cell table:style-name="ce7" office:value-type="string" calcext:value-type="string">
            <text:p>QBFT</text:p>
          </table:table-cell>
          <table:table-cell table:style-name="ce7" office:value-type="string" calcext:value-type="string">
            <text:p>IBFT 2.0</text:p>
          </table:table-cell>
          <table:table-cell table:number-columns-repeated="1021"/>
        </table:table-row>
        <table:table-row table:style-name="ro1">
          <table:table-cell table:style-name="ce5"/>
          <table:table-cell table:style-name="ce5" office:value-type="string" calcext:value-type="string">
            <text:p>- (PoA): <text:s/>The recommended enterprise-grade consensus protocol for private networks.</text:p>
          </table:table-cell>
          <table:table-cell table:style-name="ce5" office:value-type="string" calcext:value-type="string">
            <text:p>- (PoA): Supported for existing private networks.</text:p>
          </table:table-cell>
          <table:table-cell table:number-columns-repeated="1021"/>
        </table:table-row>
        <table:table-row table:style-name="ro2">
          <table:table-cell table:style-name="ce6" office:value-type="string" calcext:value-type="string">
            <text:p>Khái niệm</text:p>
          </table:table-cell>
          <table:table-cell table:style-name="ce8" office:value-type="string" calcext:value-type="string">
            <text:p>- QBFT (Quorum BFT) là một biến thể khác của thuật toán PBFT được thiết kế đặc biệt để sử dụng với Quorum blockchain platform, dựa trên Ethereum. Nó được sử dụng để đạt được sự đồng thuận giữa "một nhóm" trình validators cố định trong permissioned blockchain network. QBFT dựa trên thuật toán PBFT, nhưng nó bao gồm các tính năng bổ sung như hỗ trợ cho các giao dịch riêng tư và khả năng xử lý các bộ trình xác thực lớn hơn.</text:p>
          </table:table-cell>
          <table:table-cell table:style-name="ce8" office:value-type="string" calcext:value-type="string">
            <text:p><text:span text:style-name="T1">- IBFT (Istanbul BFT) là 1 biến thể của thuật toán đồng thuận PBFT (Practical Byzantine Fault Tolerance) được thiết kế cho permissioned blockchain networks. Nó được sử dụng để đạt được sự đồng thuận giữa những “người” validators</text:span> về trạng thái của blockchain. IBFT dựa trên thuật toán PBFT, nhưng nó bao gồm các tính năng bổ sung như hỗ trợ các tính năng dành riêng cho Ethereum như gas, khả năng xử lý các bộ trình xác thực lớn hơn và hỗ trợ các bộ trình xác thực động.</text:p>
          </table:table-cell>
          <table:table-cell table:number-columns-repeated="1021"/>
        </table:table-row>
        <table:table-row table:style-name="ro3">
          <table:table-cell table:style-name="ce6" office:value-type="string" calcext:value-type="string">
            <text:p>Ưu điểm</text:p>
          </table:table-cell>
          <table:table-cell table:style-name="ce8" office:value-type="string" calcext:value-type="string">
            <text:p>- Hiệu suất cao: QBFT được biết đến với hiệu suất cao và khả năng đạt được sự đồng thuận nhanh chóng, ngay cả trong các hệ thống phân tán lớn và phức tạp.</text:p>
            <text:p>- Khả năng phục hồi các lỗi: QBFT được thiết kế để có khả năng phục hồi các lỗi và có thể tiếp tục hoạt động ngay cả khi một số nút trong mạng hoạt động bất thường</text:p>
            <text:p>- Tính linh hoạt: QBFT có thể được sử dụng trong nhiều hệ thống phân tán khác nhau và có thể được tùy chỉnh để đáp ứng các nhu cầu cụ thể của một ứng dụng hoặc trường hợp sử dụng cụ thể.</text:p>
            <text:p>- Bảo mật: QBFT được thiết kế để bảo mật và chống lại các cuộc tấn công, khiến nó trở thành lựa chọn hấp dẫn cho các ứng dụng yêu cầu mức độ bảo mật cao.</text:p>
          </table:table-cell>
          <table:table-cell table:style-name="ce8" office:value-type="string" calcext:value-type="string">
            <text:p>- Khả năng chịu lỗi cao:</text:p>
            <text:p>- Hỗ trợ các tính năng dành riêng cho ethereum: IBFT được thiết kế đặc biệt để sử dụng với các blockchain  dựa trên Ethereum như Hyperledger Besu. Do đó, nó bao gồm hỗ trợ cho các tính năng như gas và hợp đồng thông minh, những tính năng không được hỗ trợ bởi tất cả các thuật toán đồng thuận.</text:p>
            <text:p>- Dynamic validator sets: IBFT cho phép thêm hoặc xóa trình xác thực khỏi mạng trong chuỗi khối đang chạy, điều này cho phép tính linh hoạt và khả năng mở rộng cao hơn</text:p>
            <text:p>- Cải thiện hiệu suất</text:p>
            <text:p>- Cải thiện bảo mật: IBFT sử dụng sơ đồ đa chữ ký để đảm bảo tính bảo mật của chuỗi khối, giúp ngăn chặn các tác nhân độc hại giành quyền kiểm soát mạng.</text:p>
          </table:table-cell>
          <table:table-cell table:number-columns-repeated="1021"/>
        </table:table-row>
        <table:table-row table:style-name="ro4">
          <table:table-cell table:style-name="ce6" office:value-type="string" calcext:value-type="string">
            <text:p>Nhược điểm</text:p>
          </table:table-cell>
          <table:table-cell table:style-name="ce8" office:value-type="string" calcext:value-type="string">
            <text:p>- Khả năng mở rộng hạn chế: QBFT không có khả năng mở rộng như các thuật toán đồng thuận khác, chẳng hạn như Proof of Work (PoW) hoặc Proof of Stake (PoS). Điều này có nghĩa là nó có thể không phù hợp với các mạng quy mô lớn với số lượng giao dịch cao.</text:p>
            <text:p>- Yêu cầu tài nguyên cao: QBFT yêu cầu tất cả các nút xác thực tham gia vào quy trình đồng thuận, quá trình này có thể sử dụng nhiều tài nguyên. Điều này có thể gây khó khăn khi chạy một nút trên phần cứng kém mạnh hơn hoặc với nguồn tài nguyên hạn chế.</text:p>
            <text:p>- Sự phụ thuộc vào kích thước mạng: Hiệu suất của QBFT phụ thuộc vào kích thước của mạng, vì thời gian cần thiết để đạt được sự đồng thuận tăng theo số lượng nút. Điều này có thể gây khó khăn cho việc dự đoán trước hiệu suất của mạng.</text:p>
            <text:p>- Tính linh hoạt hạn chế: QBFT được thiết kế để sử dụng trong các mạng được phép, nơi tất cả những người tham gia đều được biết và tin cậy. Nó có thể không phù hợp để sử dụng trong các mạng công khai, cởi mở hơn, nơi những người tham gia có thể không được tin cậy hoàn toàn.</text:p>
          </table:table-cell>
          <table:table-cell table:style-name="ce8" office:value-type="string" calcext:value-type="string">
            <text:p>- Độ trễ cao: Do quy trình xác thực giao dịch phức tạp, việc xác thực giao dịch trong IBFT có thể mất nhiều thời gian hơn các giải pháp khác.</text:p>
            <text:p>- Số lượng nodes có giới hạn: IBFT yêu cầu số lượng node cố định</text:p>
            <text:p>- Độ phức tạp cao</text:p>
            <text:p>- Không thể thay đổi số lượng nodes: Sau khi được khởi tạo, số lượng node trong mạng ko thể thay đổi. Điều này có thể hây khó khăn cho việc mở rộng hoặc thu nhỏ kích thước của </text:p>
            <text:p>- Tốc độ tăng trưởng chậm</text:p>
            <text:p>- Các trường hợp sử dụng hạn chế: IBFT chủ yếu phù hợp với các mạng riêng tư, được phép nơi danh tính của những người tham gia được biết và tin cậy.Nó có thể không phù hợp với các public  không cần cấp phép nơi danh tính của những người tham gia không được xác định.</text:p>
          </table:table-cell>
          <table:table-cell table:number-columns-repeated="1021"/>
        </table:table-row>
        <table:table-row table:style-name="ro1">
          <table:table-cell office:value-type="string" calcext:value-type="string" table:number-columns-spanned="3" table:number-rows-spanned="1">
            <text:p>Cả IBFT và QBFT đều được thiết kế để cung cấp mức độ bảo mật và khả năng chịu lỗi cao trong các mạng chuỗi khối được phép và chúng có thể được sử dụng với Hyperledger Besu để giúp đảm bảo tính toàn vẹn và độ tin cậy của chuỗi khối.</text:p>
          </table:table-cell>
          <table:covered-table-cell table:number-columns-repeated="2"/>
          <table:table-cell table:number-columns-repeated="1021"/>
        </table:table-row>
        <table:table-row table:style-name="ro5">
          <table:table-cell office:value-type="string" calcext:value-type="string">
            <text:p>- Nguồn tham khảo: <text:a xlink:href="https://besu.hyperledger.org/en/stable/private-networks/how-to/configure/consensus" xlink:type="simple">https://besu.hyperledger.org/en/stable/private-networks/how-to/configure/consensus</text:a></text:p>
          </table:table-cell>
          <table:table-cell table:number-columns-repeated="1023"/>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1:53:55.896622782</meta:creation-date>
    <dc:date>2022-12-20T10:21:58.139448089</dc:date>
    <meta:editing-duration>PT1H8M</meta:editing-duration>
    <meta:editing-cycles>8</meta:editing-cycles>
    <meta:generator>LibreOffice/7.3.7.2$Linux_X86_64 LibreOffice_project/30$Build-2</meta:generator>
    <meta:document-statistic meta:table-count="1" meta:cell-count="16" meta:object-count="0"/>
  </office:meta>
</office:document-meta>
</file>